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8a4" officeooo:paragraph-rsid="0000a8a4"/>
    </style:style>
    <style:style style:name="P2" style:family="paragraph" style:parent-style-name="Standard">
      <style:text-properties officeooo:paragraph-rsid="0000a8a4"/>
    </style:style>
    <style:style style:name="P3" style:family="paragraph" style:parent-style-name="Standard">
      <style:text-properties officeooo:rsid="000260b8" officeooo:paragraph-rsid="000260b8"/>
    </style:style>
    <style:style style:name="P4" style:family="paragraph" style:parent-style-name="Standard">
      <style:text-properties officeooo:rsid="000270b3" officeooo:paragraph-rsid="000270b3"/>
    </style:style>
    <style:style style:name="P5" style:family="paragraph" style:parent-style-name="Standard">
      <style:text-properties officeooo:paragraph-rsid="000270b3"/>
    </style:style>
    <style:style style:name="T1" style:family="text">
      <style:text-properties officeooo:rsid="0000a8a4"/>
    </style:style>
    <style:style style:name="T2" style:family="text">
      <style:text-properties officeooo:rsid="000270b3"/>
    </style:style>
    <style:style style:name="T3" style:family="text">
      <style:text-properties officeooo:rsid="00045f27"/>
    </style:style>
    <style:style style:name="T4" style:family="text">
      <style:text-properties officeooo:rsid="0004ba33"/>
    </style:style>
    <style:style style:name="T5" style:family="text">
      <style:text-properties officeooo:rsid="00058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i Clark</text:p>
      <text:p text:style-name="P1"/>
      <text:p text:style-name="P1">EECS 678</text:p>
      <text:p text:style-name="P1"/>
      <text:p text:style-name="P1">Lab06</text:p>
      <text:p text:style-name="P1"/>
      <text:p text:style-name="P1">Dining Philosophers </text:p>
      <text:p text:style-name="P1"/>
      <text:p text:style-name="P1"/>
      <text:p text:style-name="P1"/>
      <text:p text:style-name="P2"><text:span text:style-name="T1">1) </text:span>Describe the asymmetric solution. How does the asymmetric solution guarantee the philosophers never enter a deadlocked state?</text:p>
      <text:p text:style-name="P2"/>
      <text:p text:style-name="P3">Answer: <text:span text:style-name="T3">This solution has even numbered phils to pick up in left-right order, while odd-numbered pick up in right-left order. As a result, have of the chopsticks are unclaimed and available so phils can find one when looking to other side. </text:span></text:p>
      <text:p text:style-name="P3"/>
      <text:p text:style-name="P5"><text:span text:style-name="T2">2) </text:span>Does the asymmetric solution prevent starvation? Explain.</text:p>
      <text:p text:style-name="P5"/>
      <text:p text:style-name="P4">Answer: <text:span text:style-name="T4">As long as thinking and eating periods vary randomly and other factors make when a phil tries to pick up their chopsticks vary randomly, then progress should be roughly equal and no phil should starve ~ slide 12</text:span></text:p>
      <text:p text:style-name="P4"/>
      <text:p text:style-name="P5"><text:span text:style-name="T2">3)</text:span>Describe the waiter's solution. How does the waiter's solution guarantee the philosophers never enter a deadlocked state?</text:p>
      <text:p text:style-name="P5"/>
      <text:p text:style-name="P4">Answer: The waiter distributes chopsticks after waiting that both chopsticks are available to distribute to the philosopher. The waiters solution guarantees there is never a deadlocked state because he looks for both chopsticks at once.</text:p>
      <text:p text:style-name="P4"/>
      <text:p text:style-name="P5"><text:span text:style-name="T2">4) </text:span>Does the waiter's solution prevent starvation? Explain.</text:p>
      <text:p text:style-name="P5"/>
      <text:p text:style-name="P4">Answer: slide 16: “does the solution prevent starvation? Hint: NO!!!” . The waiter could possibly never find 2 chopsticks to distribute.</text:p>
      <text:p text:style-name="P4"/>
      <text:p text:style-name="P5"><text:span text:style-name="T2">5) </text:span>Consider a scenario under a condition variable based solution where a philosopher determines at the time it frees its chopsticks that both chopsticks of another philosopher (Phil) it shares with are free, and so it sends the (possibly) waiting Phil a signal. Under what circumstances may Phil find that both of its chopsticks are NOT free when it checks?</text:p>
      <text:p text:style-name="P5"/>
      <text:p text:style-name="P4">Answer: <text:span text:style-name="T5">Phil could find that a faster philosopher has grabbed the chopsticks before him if a loop isnt used to make him wait for on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30:57.949642382</meta:creation-date>
    <dc:date>2017-10-05T23:11:42.720940292</dc:date>
    <meta:editing-duration>PT17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79" meta:character-count="1733" meta:non-whitespace-character-count="1466"/>
  </office:meta>
</office:document-meta>
</file>